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null-date table:date-value="1904-01-01"/>
      </table:calculation-settings>
      <table:table table:name="weeks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EUR-TO-PLN</text:p>
          </table:table-cell>
          <table:table-cell office:value-type="string">
            <text:p>USD-TO-PL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>
            <draw:frame table:end-cell-address="weeks.L22" table:end-x="0.341cm" table:end-y="0.044cm" draw:z-index="0" draw:style-name="gr1" draw:text-style-name="P1" svg:width="15.999cm" svg:height="8.999cm" svg:x="0.149cm" svg:y="0.078cm">
              <draw:object draw:notify-on-update-of-ranges="weeks.A2:weeks.A54 weeks.B1:weeks.B1 weeks.B2:weeks.B54 weeks.A2:weeks.A54 weeks.C1:weeks.C1 weeks.C2:weeks.C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3">
            <text:p>53</text:p>
          </table:table-cell>
          <table:table-cell office:value-type="float" office:value="46">
            <text:p>46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6">06/03/2023</text:date>, <text:time>20:14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kkk </meta:initial-creator>
    <meta:creation-date>2023-02-25T20:59:32.72</meta:creation-date>
    <dc:date>2023-03-06T20:14:24.28</dc:date>
    <dc:creator>kkkk </dc:creator>
    <meta:editing-duration>PT2H41M27S</meta:editing-duration>
    <meta:editing-cycles>2</meta:editing-cycles>
    <meta:generator>OpenOffice/4.1.2$Win32 OpenOffice.org_project/412m3$Build-9782</meta:generator>
    <meta:document-statistic meta:table-count="3" meta:cell-count="1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3cm" chart:symbol-height="0.03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3cm" chart:symbol-height="0.03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09cm" svg:y="0.316cm" chart:style-name="ch2">
          <text:p>Weeks of year sorted by best time to buy EUR/USD for PLN</text:p>
        </chart:title>
        <chart:legend chart:legend-position="end" svg:x="12.619cm" svg:y="3.926cm" style:legend-expansion="high" chart:style-name="ch3"/>
        <chart:plot-area chart:style-name="ch4" table:cell-range-address="weeks.A2:weeks.C54 weeks.B1:weeks.C1" chart:data-source-has-labels="row" svg:x="1.358cm" svg:y="1.635cm" svg:width="10.621cm" svg:height="6.177cm">
          <chartooo:coordinate-region svg:x="1.979cm" svg:y="1.847cm" svg:width="10cm" svg:height="5.292cm"/>
          <chart:axis chart:dimension="x" chart:name="primary-x" chart:style-name="ch5">
            <chart:title svg:x="5.619cm" svg:y="7.993cm" chart:style-name="ch6">
              <text:p>Week ranking</text:p>
            </chart:title>
          </chart:axis>
          <chart:axis chart:dimension="y" chart:name="primary-y" chart:style-name="ch7">
            <chart:title svg:x="0.451cm" svg:y="5.799cm" chart:style-name="ch8">
              <text:p>Week number</text:p>
            </chart:title>
            <chart:grid chart:style-name="ch9" chart:class="major"/>
          </chart:axis>
          <chart:series chart:style-name="ch10" chart:values-cell-range-address="weeks.B2:weeks.B54" chart:label-cell-address="weeks.B1:weeks.B1" chart:class="chart:scatter">
            <chart:domain table:cell-range-address="weeks.A2:weeks.A54"/>
            <chart:data-point chart:repeated="53"/>
          </chart:series>
          <chart:series chart:style-name="ch11" chart:values-cell-range-address="weeks.C2:weeks.C54" chart:label-cell-address="weeks.C1:weeks.C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EUR-TO-PLN</text:p>
                <draw:g>
                  <svg:desc>weeks.B1:weeks.B1</svg:desc>
                </draw:g>
              </table:table-cell>
              <table:table-cell office:value-type="string">
                <text:p>USD-TO-PLN</text:p>
                <draw:g>
                  <svg:desc>weeks.C1:week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eeks.A2:weeks.A54</svg:desc>
                </draw:g>
              </table:table-cell>
              <table:table-cell office:value-type="float" office:value="15">
                <text:p>15</text:p>
                <draw:g>
                  <svg:desc>weeks.B2:weeks.B54</svg:desc>
                </draw:g>
              </table:table-cell>
              <table:table-cell office:value-type="float" office:value="6">
                <text:p>6</text:p>
                <draw:g>
                  <svg:desc>weeks.C2:weeks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